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99ce" officeooo:paragraph-rsid="000299ce"/>
    </style:style>
    <style:style style:name="P2" style:family="paragraph" style:parent-style-name="Standard">
      <style:text-properties officeooo:paragraph-rsid="000299ce"/>
    </style:style>
    <style:style style:name="P3" style:family="paragraph" style:parent-style-name="Standard">
      <style:text-properties officeooo:rsid="00055564" officeooo:paragraph-rsid="00055564"/>
    </style:style>
    <style:style style:name="T1" style:family="text">
      <style:text-properties officeooo:rsid="000299c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Q) </text:span><text:bookmark text:name="docs-internal-guid-5e1555eb-7fff-c76d-f180-aff3547fb840"/><text:span text:style-name="T2">Create a GCE VM instance with a custom service account that has only read permissions to the cloud storage. Use console</text:span></text:p>
      <text:p text:style-name="P1"/>
      <text:p text:style-name="P3">1. <text:s/>Create a custom service account. Go to the IAM and admin tab</text:p>
      <text:p text:style-name="P3">2. <text:s/>From the left menu choose the Services and Account and click on create new service account.</text:p>
      <text:p text:style-name="P3">3. <text:s/>First set the service account details and the service account description</text:p>
      <text:p text:style-name="P3">4. <text:s/>Next grant the service account access to the permissions required - <text:s/>Here the grant object view and transfer view under the cloud storage option.</text:p>
      <text:p text:style-name="P3">5. <text:s/>After the required roles are set , click on the create button and the service account will be created.</text:p>
      <text:p text:style-name="P3"/>
      <text:p text:style-name="P3">6. <text:s/>Now, go the Compute Engine tab and click on VM instances.</text:p>
      <text:p text:style-name="P3">7. <text:s/>Click on the create VM Instance button</text:p>
      <text:p text:style-name="P3">8. <text:s/>Set the instance’s name, the defaut region and zone.</text:p>
      <text:p text:style-name="P3">9. <text:s/>Select the machine configuration and the boot disk.</text:p>
      <text:p text:style-name="P3">10. Select the name of the service account just created.</text:p>
      <text:p text:style-name="P3">11. Choose the firewall rules required.</text:p>
      <text:p text:style-name="P3">12. Click on create , then the required GCE VM instance will be created with the read permission to cloud stor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0:15:14.446198437</meta:creation-date>
    <dc:date>2019-07-19T10:37:10.526225859</dc:date>
    <meta:editing-duration>PT21M5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85" meta:character-count="1035" meta:non-whitespace-character-count="853"/>
  </office:meta>
</office:document-meta>
</file>